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6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 table:style-name="ce2" office:value-type="string">
            <text:p>Probably need fan instead of heatsink</text:p>
          </table:table-cell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5]*[.E5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6]*[.E6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7]*[.E7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5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formula="of:=[.D8]*[.E8]" office:value-type="float" office:value="90">
            <text:p>90</text:p>
          </table:table-cell>
          <table:table-cell office:value-type="date" office:date-value="2018-11-25">
            <text:p>11/25/18</text:p>
          </table:table-cell>
          <table:table-cell/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9]*[.E9]" office:value-type="float" office:value="16.99">
            <text:p>16.99</text:p>
          </table:table-cell>
          <table:table-cell office:value-type="date" office:date-value="2018-10-02">
            <text:p>10/02/18</text:p>
          </table:table-cell>
          <table:table-cell office:value-type="date" office:date-value="2018-10-08">
            <text:p>10/08/18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0]*[.E10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1]*[.E11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2]*[.E12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3]*[.E13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4]*[.E14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5]*[.E15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6]*[.E16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7]*[.E17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8]*[.E18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2]*[.E22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3]*[.E23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4]*[.E24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5]*[.E25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6]*[.E26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7]*[.E27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8]*[.E28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29]*[.E29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0]*[.E30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1]*[.E31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3]*[.E33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4]*[.E34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5]*[.E35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6]*[.E36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8]*[.E38]" office:value-type="float" office:value="29.95">
            <text:p>29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39]*[.E39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39])" office:value-type="float" office:value="6014.96">
            <text:p>6014.96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11/25/2018</text:date>, <text:time>15:0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1-25T15:01:01</dc:date>
    <dc:creator>Chuck Coughlin</dc:creator>
    <meta:editing-duration>P1DT18H55M14S</meta:editing-duration>
    <meta:editing-cycles>10</meta:editing-cycles>
    <meta:generator>OpenOffice/4.1.3$Unix OpenOffice.org_project/413m1$Build-9783</meta:generator>
    <meta:document-statistic meta:table-count="3" meta:cell-count="295" meta:object-count="0"/>
  </office:meta>
</office:document-meta>
</file>